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91b" officeooo:paragraph-rsid="000ce91b"/>
    </style:style>
    <style:style style:name="P2" style:family="paragraph" style:parent-style-name="Standard">
      <style:text-properties fo:font-size="18pt" fo:font-weight="bold" officeooo:rsid="000ce91b" officeooo:paragraph-rsid="000ce91b" style:font-size-asian="18pt" style:font-weight-asian="bold" style:font-size-complex="18pt" style:font-weight-complex="bold"/>
    </style:style>
    <style:style style:name="P3" style:family="paragraph" style:parent-style-name="Standard">
      <style:text-properties fo:font-weight="bold" officeooo:rsid="000ce91b" officeooo:paragraph-rsid="000ce91b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6600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2245"/>
    </style:style>
    <style:style style:name="T3" style:family="text">
      <style:text-properties officeooo:rsid="000f1802"/>
    </style:style>
    <style:style style:name="T4" style:family="text">
      <style:text-properties fo:font-weight="normal" officeooo:rsid="001262c8" style:font-weight-asian="normal" style:font-weight-complex="normal"/>
    </style:style>
    <style:style style:name="T5" style:family="text">
      <style:text-properties officeooo:rsid="00140e8b"/>
    </style:style>
    <style:style style:name="T6" style:family="text">
      <style:text-properties fo:font-size="10pt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fo:min-height="3.0591in" fo:min-width="6.4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9374in" fo:min-width="1.7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6600" draw:textarea-horizontal-align="justify" draw:textarea-vertical-align="middle" draw:auto-grow-height="false" fo:min-height="0.3335in" fo:min-width="1.1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6600" draw:textarea-horizontal-align="justify" draw:textarea-vertical-align="middle" draw:auto-grow-height="false" fo:min-height="0.3335in" fo:min-width="1.3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0.2646in" fo:min-width="1.9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Proposal for Visualization of virtual datasets </text:p>
      <text:p text:style-name="P2"/>
      <text:p text:style-name="P1"/>
      <text:p text:style-name="P1"><text:span text:style-name="T1">Problem</text:span> – Proper visualization of virtual datasets is very important, even though its possible to do the same in linux terminal, but its often complicated, and is prone to errors. There is a need to create a simple UI <text:span text:style-name="T2">which can be viewed through browser </text:span>for visualizing the dataset before starting training.</text:p>
      <text:p text:style-name="P1"/>
      <text:p text:style-name="P1"><text:span text:style-name="T1">Input for the system –</text:span> the path of the virtual directory / virtual dataset on k80 <text:s/>or v100 . <text:span text:style-name="T3">The system should not modify the input contents in any case, its only for displaying the contents of directory.</text:span></text:p>
      <text:p text:style-name="P1"/>
      <text:p text:style-name="P1"/>
      <text:p text:style-name="P1"/>
      <text:p text:style-name="P3">Requirements – <text:s/><text:span text:style-name="T4">Create <text:s/>a simple Node.js / Express.Js web application that can run through web browser and navigate across virtual dataset</text:span></text:p>
      <text:p text:style-name="P1"/>
      <text:p text:style-name="P1">1. a screen which shows a HTML5 audio player which plays mp3/wav file and its corresponding transcription, to verify if its properly mapped.</text:p>
      <text:p text:style-name="P1"><draw:custom-shape text:anchor-type="paragraph" draw:z-index="0" draw:name="Shape1" draw:style-name="gr1" svg:width="6.4488in" svg:height="3.0594in" svg:x="0.1528in" svg:y="0.0811in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1" draw:name="Shape1" draw:style-name="gr2" draw:text-style-name="P4" svg:width="1.7331in" svg:height="0.9378in" svg:x="0.5882in" svg:y="0.022in"><text:p/><draw:enhanced-geometry svg:viewBox="0 0 21600 21600" draw:type="rectangle" draw:enhanced-path="M 0 0 L 21600 0 21600 21600 0 21600 0 0 Z N"/></draw:custom-shape><draw:custom-shape text:anchor-type="paragraph" draw:z-index="6" draw:name="Shape1" draw:style-name="gr7" draw:text-style-name="P4" svg:width="1.9512in" svg:height="0.265in" svg:x="4.3764in" svg:y="0.0701in"><text:p/><draw:enhanced-geometry svg:viewBox="0 0 21600 21600" draw:type="rectangle" draw:enhanced-path="M 0 0 L 21600 0 21600 21600 0 21600 0 0 Z N"/></draw:custom-shape><draw:frame text:anchor-type="paragraph" draw:z-index="7" draw:name="Shape2" draw:style-name="gr3" draw:text-style-name="P7" svg:width="1.8476in" svg:height="0.5406in" svg:x="4.5555in" svg:y="0.1354in"><draw:text-box><text:p><text:span text:style-name="T6">Search Pair by utterance id</text:span></text:p></draw:text-box></draw:frame></text:p>
      <text:p text:style-name="P1"><draw:frame text:anchor-type="paragraph" draw:z-index="2" draw:name="Shape2" draw:style-name="gr3" draw:text-style-name="P5" svg:width="1.0988in" svg:height="0.5406in" svg:x="0.9953in" svg:y="0.1618in"><draw:text-box><text:p>Audio Player</text:p></draw:text-box></draw:frame></text:p>
      <text:p text:style-name="P1"><draw:custom-shape text:anchor-type="paragraph" draw:z-index="8" draw:name="Shape4" draw:style-name="gr5" draw:text-style-name="P6" svg:width="1.1748in" svg:height="0.3697in" svg:x="4.7173in" svg:y="0.0555in"><text:p><text:s text:c="9"/>Searc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><draw:frame text:anchor-type="paragraph" draw:z-index="3" draw:name="Shape3" draw:style-name="gr4" draw:text-style-name="P5" svg:width="2.737in" svg:height="0.3697in" svg:x="0.598in" svg:y="0.0752in"><draw:text-box><text:p>Transcription of above audio</text:p></draw:text-box></draw:frame></text:p>
      <text:p text:style-name="P1"/>
      <text:p text:style-name="P1"><draw:custom-shape text:anchor-type="paragraph" draw:z-index="4" draw:name="Shape4" draw:style-name="gr5" draw:text-style-name="P6" svg:width="1.1748in" svg:height="0.3697in" svg:x="2.4917in" svg:y="0.0134in"><text:p><text:s text:c="5"/>Next pai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4" draw:style-name="gr6" draw:text-style-name="P6" svg:width="1.3823in" svg:height="0.3697in" svg:x="0.598in" svg:y="0.0035in"><text:p><text:s text:c="5"/>Previous pai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A search bar which accepts utterance id as input, and can search through its audio and transcription ( using similar interface as in 1 )</text:p>
      <text:p text:style-name="P1"/>
      <text:p text:style-name="P1">3. A screen which shows a<text:span text:style-name="T5">ll</text:span> transcriptions along with utterance ids, which can be scrolled, and copied easily.</text:p>
      <text:p text:style-name="P1"/>
      <text:p text:style-name="P1"/>
      <text:p text:style-name="P1"/>
      <text:p text:style-name="P1"/>
      <text:p text:style-name="P1"/>
      <text:p text:style-name="P1"><text:span text:style-name="T1">Technology</text:span> <text:s/>– Node.Js , Express.j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4:57:59.341363919</meta:creation-date>
    <dc:date>2020-04-11T12:01:59.000206647</dc:date>
    <meta:editing-duration>PT43M22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86" meta:character-count="1127" meta:non-whitespace-character-count="940"/>
  </office:meta>
</office:document-meta>
</file>